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NMTOKENDatatypeValidator.validat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11NMTOKENDatatypeValidator.XML11NMTOKEN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